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nentImpl.getServiceAssembl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onentImpl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Impl.getCurrentStat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mponentImpl.getCompon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Impl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Wrapper.isExchangeWithProviderOkay( ServiceEndpoint endpoint , Message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Impl.getServiceUni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Impl.shut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Wrapper.getServiceUnit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Wrapper.shut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mponentImpl.removeServiceUnit( ServiceUnitImpl serviceUn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Wrapper.init( ComponentContext 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ComponentWrapper.ComponentWrapper( javax . jbi . component . 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Impl.saveSt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mponentWrapper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mponentImpl.start( boolean saveSt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mponentImpl.shutDown( boolean saveStat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omponentImpl.addServiceUnit( ServiceUnitImpl serviceUn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Wrapper.isExchangeWithConsumerOkay( ServiceEndpoint endpoint , Message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Wrapper.getExtensionMBea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Impl.getExtensionMBea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Wrapper.getServiceDescription( ServiceEndpoint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Impl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Wrapper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mponentWrapper.getLifeCyc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ponentImpl.ge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Wrapper.resolveEndpointReference( DocumentFragment ep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Impl.stop( boolean saveStat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mponentImpl.ComponentImpl( ComponentDesc componentDesc , javax . jbi . component . Component component , Preferences prefs , boolean autoStart , Deployer deploy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